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automatic-styles>
    <style:style style:family="paragraph" style:name="a59679e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text" style:name="a4794e6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paragraph" style:name="aefa2b7" style:parent-style-name="Standard">
      <style:paragraph-properties fo:margin-left="7.5mm" fo:margin-right="0.0mm" fo:text-indent="-7.5mm"/>
      <style:text-properties/>
    </style:style>
    <style:style style:family="paragraph" style:name="a2f4a24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df018a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91d441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b102a9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graphic" style:name="abd7e16" style:parent-style-name="Graphics">
      <style:graphic-properties fo:background-color="ffffff" fo:border-bottom="none" fo:border-left="none" fo:border-right="none" fo:border-top="none" fo:margin-left="3.19mm" fo:margin-right="0.0mm" fo:padding-bottom="0.02mm" fo:padding-left="0.02mm" fo:padding-right="0.02mm" fo:padding-top="0.02mm" style:horizontal-pos="right" style:horizontal-rel="paragraph" style:run-through="background" style:vertical-pos="from-top" style:vertical-rel="paragraph" style:wrap="parallel" style:wrap-contour="false" svg:y="0.11mm"/>
    </style:style>
    <style:style style:family="paragraph" style:name="a1d6984" style:parent-style-name="Standard">
      <style:paragraph-properties fo:margin-left="15.01mm" fo:margin-right="0.0mm" fo:text-indent="-15.01mm"/>
      <style:text-properties fo:background-color="#ffff00" fo:country="US" fo:font-style="italic" fo:font-weight="bold" fo:language="en" style:font-name="Verdana" style:font-name-complex="Verdana" style:font-style-asian="italic" style:font-weight-asian="bold" style:text-underline-style="solid"/>
    </style:style>
    <style:style style:family="text" style:name="acb2f92" style:parent-style-name="Hyperlink"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text" style:name="ace9280" style:parent-style-name="Hyperlink">
      <style:text-properties fo:font-size="14.0pt" fo:font-weight="bold" style:font-name="Verdana" style:font-name-complex="Verdana" style:font-size-asian="14.0pt" style:font-weight-asian="bold" style:text-underline-style="solid"/>
    </style:style>
  </office:automatic-styles>
  <office:body>
    <office:text>
      <text:p text:style-name="a1d6984"><draw:frame draw:style-name="abd7e16" draw:z-index="7" svg:height="22.23mm" svg:width="22.49mm" svg:y="0.11mm" text:anchor-type="paragraph"><draw:image xlink:actuate="onLoad" xlink:href="Pictures/10000000000004220000041F33B1CA27.png" xlink:show="embed" xlink:type="simple"/><draw:text-box/></draw:frame></text:p>
      <text:p text:style-name="ab102a9"/>
      <text:p text:style-name="a91d441"/>
      <text:p text:style-name="adf018a"/>
      <text:p text:style-name="a2f4a24"/>
      <text:p text:style-name="aefa2b7"><text:a xlink:href="http://www.eins.de"><text:span text:style-name="Hyperlink">Kapitel</text:span></text:a><text:a xlink:href="http://www.eins.de"><text:span text:style-name="Hyperlink"><text:s/><text:s/><text:s/><text:s text:c="3"/></text:span><text:span text:style-name="Hyperlink"><text:s text:c="3"/><text:s text:c="4"/><text:s text:c="2"/><text:s text:c="5"/><text:s text:c="6"/><text:s text:c="2"/></text:span></text:a><text:a xlink:href="http://www.zwei.de"><text:span text:style-name="Hyperlink">10</text:span></text:a></text:p>
      <text:p text:style-name="a59679e"/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styles>
    <style:default-style style:family="paragraph">
      <style:paragraph-properties/>
      <style:text-properties fo:country="US" fo:font-size="12.0pt" fo:language="en" style:font-name="Liberation Serif" style:font-name-asian="Droid Sans Fallback" style:font-name-complex="FreeSans" style:font-size-asian="10.5pt" style:use-window-font-color="true"/>
    </style:default-style>
    <style:style style:family="paragraph" style:name="Standard" style:parent-style-name="default_paragraph_style">
      <style:text-properties fo:country="DE" fo:font-size="12.0pt" fo:language="de" style:font-name="Times New Roman" style:font-name-asian="Times New Roman" style:font-name-complex="Times New Roman" style:font-size-asian="12.0pt" style:use-window-font-color="true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roid Sans Fallback" style:font-name-complex="FreeSans" style:font-size-asian="14.0pt"/>
    </style:style>
    <style:style style:default-outline-level="1" style:display-name="Heading 1" style:family="paragraph" style:name="Heading_20_1" style:next-style-name="Standard" style:parent-style-name="Standard">
      <style:paragraph-properties fo:margin-bottom="5.29mm" fo:margin-top="4.23mm"/>
      <style:text-properties fo:font-size="17.0pt" fo:font-weight="bold" style:font-name="RotisSerif" style:font-name-complex="RotisSerif" style:font-size-asian="17.0pt" style:font-weight-asian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family="paragraph" style:name="Foot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FreeSans1" style:font-size-asian="12.0pt"/>
    </style:style>
    <style:style style:family="paragraph" style:name="Index" style:parent-style-name="Standard">
      <style:text-properties style:font-name-complex="FreeSans1" style:font-size-asian="12.0pt"/>
    </style:style>
    <style:style style:display-name="Tahoma 16" style:family="paragraph" style:name="Tahoma_20_16" style:next-style-name="Standard" style:parent-style-name="Standard">
      <style:paragraph-properties/>
      <style:text-properties fo:font-size="16.0pt" style:font-name="Tahoma" style:font-name-complex="Tahoma" style:font-size-asian="16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display-name="Tahoma 16 Fett" style:family="paragraph" style:name="Tahoma_20_16_20_Fett" style:next-style-name="Standard" style:parent-style-name="Standard">
      <style:paragraph-properties/>
      <style:text-properties fo:font-size="16.0pt" fo:font-weight="bold" style:font-name="Tahoma" style:font-name-asian="Arial Unicode MS" style:font-name-complex="Tahoma" style:font-size-asian="16.0pt" style:font-weight-asian="bold"/>
    </style:style>
    <style:style style:family="text" style:name="Absatz-Standardschriftart" style:parent-style-name="default_character_style"/>
    <style:style style:display-name="Internet link" style:family="text" style:name="Internet_20_link" style:parent-style-name="Absatz-Standardschriftart">
      <style:text-properties fo:color="#0000ff" style:text-underline-style="solid"/>
    </style:style>
    <style:style style:display-name="Hyperlink" style:family="text" style:name="Hyperlink" style:parent-style-name="default_character_style">
      <style:text-properties fo:color="#0080C0" style:text-underline-style="solid"/>
    </style:style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cc684a" style:parent-style-name="Header">
      <style:text-properties fo:font-size="10.0pt" style:font-name="Verdana" style:font-name-complex="Verdana" style:font-size-asian="10.0pt"/>
    </style:style>
    <style:style style:family="paragraph" style:name="a460dbd" style:parent-style-name="Header">
      <style:paragraph-properties fo:border-bottom="none" fo:border-left="none" fo:border-right="none" fo:border-top="0.18mm solid #000000" fo:padding-bottom="0.0mm" fo:padding-left="0.0mm" fo:padding-right="0.0mm" fo:padding-top="0.35mm"/>
      <style:text-properties fo:font-size="10.0pt" style:font-name="Verdana" style:font-name-complex="Verdana" style:font-size-asian="10.0pt"/>
    </style:style>
    <style:style style:family="text" style:name="a37c6e6">
      <style:text-properties fo:font-size="10.0pt" style:font-name="Verdana" style:font-name-complex="Verdana" style:font-size-asian="10.0pt"/>
    </style:style>
    <style:style style:family="paragraph" style:name="a80fff9" style:parent-style-name="Header">
      <style:paragraph-properties>
        <style:tab-stops>
          <style:tab-stop style:position="16.002cm" style:type="right"/>
        </style:tab-stops>
      </style:paragraph-properties>
      <style:text-properties/>
    </style:style>
  </office:automatic-styles>
  <office:master-styles>
    <style:master-page style:name="Standard">
      <style:header>
        <text:p text:style-name="a80fff9"><text:span text:style-name="a37c6e6">Handbuch Pastoralbüro<text:tab/>Kapitel 10 – 10.0 Inhaltsverzeichnis</text:span></text:p>
        <text:p text:style-name="a460dbd"/>
        <text:p text:style-name="acc684a"/>
      </style:header>
    </style:master-page>
    <style:master-page style:name="First_20_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5</dc:date>
    <meta:editing-cycles>2</meta:editing-cycles>
    <meta:editing-duration>PT0.011S</meta:editing-duration>
  </office:meta>
</office:document-meta>
</file>